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rms_a1_t0028_r0001" table:style-name="ta1">
        <table:shapes>
          <draw:frame draw:z-index="0" draw:style-name="gr1" draw:text-style-name="P1" svg:width="159.99mm" svg:height="89.99mm" svg:x="14.52mm" svg:y="50.66mm">
            <loext:p draw:notify-on-update-of-ranges="summary_error_rms_a1_t0028_r0001.A4:summary_error_rms_a1_t0028_r0001.A4 summary_error_rms_a1_t0028_r0001.B4:summary_error_rms_a1_t0028_r0001.P4 summary_error_rms_a1_t0028_r0001.A5:summary_error_rms_a1_t0028_r0001.A5 summary_error_rms_a1_t0028_r0001.B5:summary_error_rms_a1_t0028_r0001.P5 summary_error_rms_a1_t0028_r0001.A6:summary_error_rms_a1_t0028_r0001.A6 summary_error_rms_a1_t0028_r0001.B6:summary_error_rms_a1_t0028_r0001.P6 summary_error_rms_a1_t0028_r0001.A7:summary_error_rms_a1_t0028_r0001.A7 summary_error_rms_a1_t0028_r0001.B7:summary_error_rms_a1_t0028_r0001.P7 summary_error_rms_a1_t0028_r0001.A8:summary_error_rms_a1_t0028_r0001.A8 summary_error_rms_a1_t0028_r0001.B8:summary_error_rms_a1_t0028_r0001.P8 summary_error_rms_a1_t0028_r0001.A9:summary_error_rms_a1_t0028_r0001.A9 summary_error_rms_a1_t0028_r0001.B9:summary_error_rms_a1_t0028_r0001.P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#TI RMS Error vs. resolution, MPI ranks=1, threads=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Y Resolu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\SimType</text:p>
          </table:table-cell>
          <table:table-cell office:value-type="string" calcext:value-type="string">
            <text:p>nr_spec_spec_agrid</text:p>
          </table:table-cell>
          <table:table-cell office:value-type="string" calcext:value-type="string">
            <text:p>rexi_par_m000064</text:p>
          </table:table-cell>
          <table:table-cell office:value-type="string" calcext:value-type="string">
            <text:p>rexi_par_m000128</text:p>
          </table:table-cell>
          <table:table-cell office:value-type="string" calcext:value-type="string">
            <text:p>rexi_par_m000256</text:p>
          </table:table-cell>
          <table:table-cell office:value-type="string" calcext:value-type="string">
            <text:p>rexi_par_m000512</text:p>
          </table:table-cell>
          <table:table-cell office:value-type="string" calcext:value-type="string">
            <text:p>rexi_par_m001024</text:p>
          </table:table-cell>
          <table:table-cell office:value-type="string" calcext:value-type="string">
            <text:p>rexi_par_m002048</text:p>
          </table:table-cell>
          <table:table-cell office:value-type="string" calcext:value-type="string">
            <text:p>rexi_par_m008192</text:p>
          </table:table-cell>
          <table:table-cell office:value-type="string" calcext:value-type="string">
            <text:p>rexi_par_m016384</text:p>
          </table:table-cell>
          <table:table-cell office:value-type="string" calcext:value-type="string">
            <text:p>rexi_par_m032768</text:p>
          </table:table-cell>
          <table:table-cell office:value-type="string" calcext:value-type="string">
            <text:p>rexi_par_m065536</text:p>
          </table:table-cell>
          <table:table-cell office:value-type="string" calcext:value-type="string">
            <text:p>rexi_par_m131072</text:p>
          </table:table-cell>
          <table:table-cell office:value-type="string" calcext:value-type="string">
            <text:p>rexi_par_m262144</text:p>
          </table:table-cell>
          <table:table-cell office:value-type="string" calcext:value-type="string">
            <text:p>rexi_par_m1048576</text:p>
          </table:table-cell>
          <table:table-cell office:value-type="string" calcext:value-type="string">
            <text:p>rexi_par_m2097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770900902442" calcext:value-type="float">
            <text:p>0.0007709009</text:p>
          </table:table-cell>
          <table:table-cell table:number-columns-repeated="3" office:value-type="float" office:value="0.658488436954" calcext:value-type="float">
            <text:p>0.658488437</text:p>
          </table:table-cell>
          <table:table-cell office:value-type="float" office:value="0.457493132137" calcext:value-type="float">
            <text:p>0.4574931321</text:p>
          </table:table-cell>
          <table:table-cell office:value-type="float" office:value="0.00652723060268" calcext:value-type="float">
            <text:p>0.0065272306</text:p>
          </table:table-cell>
          <table:table-cell office:value-type="float" office:value="0.00191882202933" calcext:value-type="float">
            <text:p>0.001918822</text:p>
          </table:table-cell>
          <table:table-cell office:value-type="float" office:value="0.000116396508585" calcext:value-type="float">
            <text:p>0.0001163965</text:p>
          </table:table-cell>
          <table:table-cell office:value-type="float" office:value="0.0000063620617715" calcext:value-type="float">
            <text:p>6.3620617715E-06</text:p>
          </table:table-cell>
          <table:table-cell office:value-type="float" office:value="0.00000243029839101" calcext:value-type="float">
            <text:p>2.43029839101E-06</text:p>
          </table:table-cell>
          <table:table-cell office:value-type="float" office:value="0.000000998478089868" calcext:value-type="float">
            <text:p>9.98478089868E-07</text:p>
          </table:table-cell>
          <table:table-cell office:value-type="float" office:value="0.000000398289814376" calcext:value-type="float">
            <text:p>3.98289814376E-07</text:p>
          </table:table-cell>
          <table:table-cell office:value-type="float" office:value="0.0000001047115116" calcext:value-type="float">
            <text:p>1.047115116E-07</text:p>
          </table:table-cell>
          <table:table-cell office:value-type="float" office:value="0.0000000118278783528" calcext:value-type="float">
            <text:p>1.18278783528E-08</text:p>
          </table:table-cell>
          <table:table-cell office:value-type="float" office:value="0.00000000942498214273" calcext:value-type="float">
            <text:p>9.42498214273E-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571241267531" calcext:value-type="float">
            <text:p>5.71241267531E-05</text:p>
          </table:table-cell>
          <table:table-cell table:number-columns-repeated="3" office:value-type="float" office:value="0.658488436954" calcext:value-type="float">
            <text:p>0.658488437</text:p>
          </table:table-cell>
          <table:table-cell office:value-type="float" office:value="0.457493132137" calcext:value-type="float">
            <text:p>0.4574931321</text:p>
          </table:table-cell>
          <table:table-cell office:value-type="float" office:value="0.00652723060268" calcext:value-type="float">
            <text:p>0.0065272306</text:p>
          </table:table-cell>
          <table:table-cell office:value-type="float" office:value="0.00191882202933" calcext:value-type="float">
            <text:p>0.001918822</text:p>
          </table:table-cell>
          <table:table-cell office:value-type="float" office:value="0.000116396508585" calcext:value-type="float">
            <text:p>0.0001163965</text:p>
          </table:table-cell>
          <table:table-cell office:value-type="float" office:value="0.00000636206177178" calcext:value-type="float">
            <text:p>6.36206177178E-06</text:p>
          </table:table-cell>
          <table:table-cell office:value-type="float" office:value="0.00000243029839099" calcext:value-type="float">
            <text:p>2.43029839099E-06</text:p>
          </table:table-cell>
          <table:table-cell office:value-type="float" office:value="0.000000998478089654" calcext:value-type="float">
            <text:p>9.98478089654E-07</text:p>
          </table:table-cell>
          <table:table-cell office:value-type="float" office:value="0.000000398289814095" calcext:value-type="float">
            <text:p>3.98289814095E-07</text:p>
          </table:table-cell>
          <table:table-cell office:value-type="float" office:value="0.000000104711511498" calcext:value-type="float">
            <text:p>1.04711511498E-07</text:p>
          </table:table-cell>
          <table:table-cell office:value-type="float" office:value="0.0000000118278782308" calcext:value-type="float">
            <text:p>1.18278782308E-08</text:p>
          </table:table-cell>
          <table:table-cell office:value-type="float" office:value="0.00000000942498208782" calcext:value-type="float">
            <text:p>9.42498208782E-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85741413706" calcext:value-type="float">
            <text:p>3.85741413706E-06</text:p>
          </table:table-cell>
          <table:table-cell table:number-columns-repeated="3" office:value-type="float" office:value="0.658488436954" calcext:value-type="float">
            <text:p>0.658488437</text:p>
          </table:table-cell>
          <table:table-cell office:value-type="float" office:value="0.457493132137" calcext:value-type="float">
            <text:p>0.4574931321</text:p>
          </table:table-cell>
          <table:table-cell office:value-type="float" office:value="0.00652723060268" calcext:value-type="float">
            <text:p>0.0065272306</text:p>
          </table:table-cell>
          <table:table-cell office:value-type="float" office:value="0.00191882202933" calcext:value-type="float">
            <text:p>0.001918822</text:p>
          </table:table-cell>
          <table:table-cell office:value-type="float" office:value="0.000116396508585" calcext:value-type="float">
            <text:p>0.0001163965</text:p>
          </table:table-cell>
          <table:table-cell office:value-type="float" office:value="0.00000636206177175" calcext:value-type="float">
            <text:p>6.36206177175E-06</text:p>
          </table:table-cell>
          <table:table-cell office:value-type="float" office:value="0.00000243029839107" calcext:value-type="float">
            <text:p>2.43029839107E-06</text:p>
          </table:table-cell>
          <table:table-cell office:value-type="float" office:value="0.000000998478089942" calcext:value-type="float">
            <text:p>9.98478089942E-07</text:p>
          </table:table-cell>
          <table:table-cell office:value-type="float" office:value="0.000000398289814525" calcext:value-type="float">
            <text:p>3.98289814525E-07</text:p>
          </table:table-cell>
          <table:table-cell office:value-type="float" office:value="0.000000104711511513" calcext:value-type="float">
            <text:p>1.04711511513E-07</text:p>
          </table:table-cell>
          <table:table-cell office:value-type="float" office:value="0.0000000118278784761" calcext:value-type="float">
            <text:p>1.18278784761E-08</text:p>
          </table:table-cell>
          <table:table-cell office:value-type="float" office:value="0.00000000942498211821" calcext:value-type="float">
            <text:p>9.42498211821E-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250439025446" calcext:value-type="float">
            <text:p>2.50439025446E-07</text:p>
          </table:table-cell>
          <table:table-cell table:number-columns-repeated="3" office:value-type="float" office:value="0.658488436954" calcext:value-type="float">
            <text:p>0.658488437</text:p>
          </table:table-cell>
          <table:table-cell office:value-type="float" office:value="0.457493132137" calcext:value-type="float">
            <text:p>0.4574931321</text:p>
          </table:table-cell>
          <table:table-cell office:value-type="float" office:value="0.00652723060268" calcext:value-type="float">
            <text:p>0.0065272306</text:p>
          </table:table-cell>
          <table:table-cell office:value-type="float" office:value="0.00191882202933" calcext:value-type="float">
            <text:p>0.001918822</text:p>
          </table:table-cell>
          <table:table-cell office:value-type="float" office:value="0.000116396508585" calcext:value-type="float">
            <text:p>0.0001163965</text:p>
          </table:table-cell>
          <table:table-cell office:value-type="float" office:value="0.00000636206177175" calcext:value-type="float">
            <text:p>6.36206177175E-06</text:p>
          </table:table-cell>
          <table:table-cell office:value-type="float" office:value="0.00000243029839092" calcext:value-type="float">
            <text:p>2.43029839092E-06</text:p>
          </table:table-cell>
          <table:table-cell office:value-type="float" office:value="0.000000998478089623" calcext:value-type="float">
            <text:p>9.98478089623E-07</text:p>
          </table:table-cell>
          <table:table-cell office:value-type="float" office:value="0.000000398289814245" calcext:value-type="float">
            <text:p>3.98289814245E-07</text:p>
          </table:table-cell>
          <table:table-cell office:value-type="float" office:value="0.000000104711511243" calcext:value-type="float">
            <text:p>1.04711511243E-07</text:p>
          </table:table-cell>
          <table:table-cell office:value-type="float" office:value="0.0000000118278781802" calcext:value-type="float">
            <text:p>1.18278781802E-08</text:p>
          </table:table-cell>
          <table:table-cell office:value-type="float" office:value="0.0000000094249822811" calcext:value-type="float">
            <text:p>9.4249822811E-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00159583378155" calcext:value-type="float">
            <text:p>0.000000016</text:p>
          </table:table-cell>
          <table:table-cell table:number-columns-repeated="3" office:value-type="float" office:value="0.658488436954" calcext:value-type="float">
            <text:p>0.658488437</text:p>
          </table:table-cell>
          <table:table-cell office:value-type="float" office:value="0.457493132137" calcext:value-type="float">
            <text:p>0.4574931321</text:p>
          </table:table-cell>
          <table:table-cell office:value-type="float" office:value="0.00652723060268" calcext:value-type="float">
            <text:p>0.0065272306</text:p>
          </table:table-cell>
          <table:table-cell office:value-type="float" office:value="0.00191882202933" calcext:value-type="float">
            <text:p>0.001918822</text:p>
          </table:table-cell>
          <table:table-cell office:value-type="float" office:value="0.000116396508585" calcext:value-type="float">
            <text:p>0.0001163965</text:p>
          </table:table-cell>
          <table:table-cell office:value-type="float" office:value="0.00000636206177179" calcext:value-type="float">
            <text:p>6.36206177179E-06</text:p>
          </table:table-cell>
          <table:table-cell office:value-type="float" office:value="0.00000243029839081" calcext:value-type="float">
            <text:p>2.43029839081E-06</text:p>
          </table:table-cell>
          <table:table-cell office:value-type="float" office:value="0.000000998478089397" calcext:value-type="float">
            <text:p>9.98478089397E-07</text:p>
          </table:table-cell>
          <table:table-cell office:value-type="float" office:value="0.000000398289814093" calcext:value-type="float">
            <text:p>3.98289814093E-07</text:p>
          </table:table-cell>
          <table:table-cell office:value-type="float" office:value="0.000000104711511235" calcext:value-type="float">
            <text:p>1.04711511235E-07</text:p>
          </table:table-cell>
          <table:table-cell office:value-type="float" office:value="0.0000000118278781568" calcext:value-type="float">
            <text:p>1.18278781568E-08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1:48:23.200064463</dc:date>
    <dc:creator>martin </dc:creator>
    <meta:editing-duration>PT32S</meta:editing-duration>
    <meta:editing-cycles>1</meta:editing-cycles>
    <meta:document-statistic meta:table-count="1" meta:cell-count="99" meta:object-count="1"/>
    <meta:generator>LibreOffice/5.0.3.2$Linu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205cm" style:legend-expansion="high" chart:style-name="ch2"/>
        <chart:plot-area chart:style-name="ch3" table:cell-range-address="summary_error_rms_a1_t0028_r0001.A4:summary_error_rms_a1_t0028_r0001.P9" chart:data-source-has-labels="both" svg:x="0.32cm" svg:y="0.18cm" svg:width="14.049cm" svg:height="8.64cm">
          <chartooo:coordinate-region svg:x="2.529cm" svg:y="0.18cm" svg:width="11.84cm" svg:height="5.741cm"/>
          <chart:axis chart:dimension="x" chart:name="primary-x" chart:style-name="ch4" chartooo:axis-type="auto">
            <chartooo:date-scale/>
            <chart:categories table:cell-range-address="summary_error_rms_a1_t0028_r0001.B4:summary_error_rms_a1_t0028_r0001.P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_error_rms_a1_t0028_r0001.B5:summary_error_rms_a1_t0028_r0001.P5" chart:label-cell-address="summary_error_rms_a1_t0028_r0001.A5:summary_error_rms_a1_t0028_r0001.A5" chart:class="chart:bar">
            <chart:data-point chart:repeated="15"/>
          </chart:series>
          <chart:series chart:style-name="ch8" chart:values-cell-range-address="summary_error_rms_a1_t0028_r0001.B6:summary_error_rms_a1_t0028_r0001.P6" chart:label-cell-address="summary_error_rms_a1_t0028_r0001.A6:summary_error_rms_a1_t0028_r0001.A6" chart:class="chart:bar">
            <chart:data-point chart:repeated="15"/>
          </chart:series>
          <chart:series chart:style-name="ch9" chart:values-cell-range-address="summary_error_rms_a1_t0028_r0001.B7:summary_error_rms_a1_t0028_r0001.P7" chart:label-cell-address="summary_error_rms_a1_t0028_r0001.A7:summary_error_rms_a1_t0028_r0001.A7" chart:class="chart:bar">
            <chart:data-point chart:repeated="15"/>
          </chart:series>
          <chart:series chart:style-name="ch10" chart:values-cell-range-address="summary_error_rms_a1_t0028_r0001.B8:summary_error_rms_a1_t0028_r0001.P8" chart:label-cell-address="summary_error_rms_a1_t0028_r0001.A8:summary_error_rms_a1_t0028_r0001.A8" chart:class="chart:bar">
            <chart:data-point chart:repeated="15"/>
          </chart:series>
          <chart:series chart:style-name="ch11" chart:values-cell-range-address="summary_error_rms_a1_t0028_r0001.B9:summary_error_rms_a1_t0028_r0001.P9" chart:label-cell-address="summary_error_rms_a1_t0028_r0001.A9:summary_error_rms_a1_t0028_r0001.A9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_spec_spec_agrid</text:p>
                <draw:g>
                  <svg:desc>summary_error_rms_a1_t0028_r0001.B4:summary_error_rms_a1_t0028_r0001.P4</svg:desc>
                </draw:g>
              </table:table-cell>
              <table:table-cell office:value-type="string">
                <text:p>rexi_par_m000064</text:p>
              </table:table-cell>
              <table:table-cell office:value-type="string">
                <text:p>rexi_par_m000128</text:p>
              </table:table-cell>
              <table:table-cell office:value-type="string">
                <text:p>rexi_par_m000256</text:p>
              </table:table-cell>
              <table:table-cell office:value-type="string">
                <text:p>rexi_par_m000512</text:p>
              </table:table-cell>
              <table:table-cell office:value-type="string">
                <text:p>rexi_par_m001024</text:p>
              </table:table-cell>
              <table:table-cell office:value-type="string">
                <text:p>rexi_par_m002048</text:p>
              </table:table-cell>
              <table:table-cell office:value-type="string">
                <text:p>rexi_par_m008192</text:p>
              </table:table-cell>
              <table:table-cell office:value-type="string">
                <text:p>rexi_par_m016384</text:p>
              </table:table-cell>
              <table:table-cell office:value-type="string">
                <text:p>rexi_par_m032768</text:p>
              </table:table-cell>
              <table:table-cell office:value-type="string">
                <text:p>rexi_par_m065536</text:p>
              </table:table-cell>
              <table:table-cell office:value-type="string">
                <text:p>rexi_par_m131072</text:p>
              </table:table-cell>
              <table:table-cell office:value-type="string">
                <text:p>rexi_par_m262144</text:p>
              </table:table-cell>
              <table:table-cell office:value-type="string">
                <text:p>rexi_par_m1048576</text:p>
              </table:table-cell>
              <table:table-cell office:value-type="string">
                <text:p>rexi_par_m2097152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ummary_error_rms_a1_t0028_r0001.A5:summary_error_rms_a1_t0028_r0001.A5</svg:desc>
                </draw:g>
              </table:table-cell>
              <table:table-cell office:value-type="float" office:value="0.000770900902442">
                <text:p>0.000770900902442</text:p>
                <draw:g>
                  <svg:desc>summary_error_rms_a1_t0028_r0001.B5:summary_error_rms_a1_t0028_r0001.P5</svg:desc>
                </draw:g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457493132137">
                <text:p>0.457493132137</text:p>
              </table:table-cell>
              <table:table-cell office:value-type="float" office:value="0.00652723060268">
                <text:p>0.00652723060268</text:p>
              </table:table-cell>
              <table:table-cell office:value-type="float" office:value="0.00191882202933">
                <text:p>0.00191882202933</text:p>
              </table:table-cell>
              <table:table-cell office:value-type="float" office:value="0.000116396508585">
                <text:p>0.000116396508585</text:p>
              </table:table-cell>
              <table:table-cell office:value-type="float" office:value="0.0000063620617715">
                <text:p>0.0000063620617715</text:p>
              </table:table-cell>
              <table:table-cell office:value-type="float" office:value="0.00000243029839101">
                <text:p>0.00000243029839101</text:p>
              </table:table-cell>
              <table:table-cell office:value-type="float" office:value="0.000000998478089868">
                <text:p>0.000000998478089868</text:p>
              </table:table-cell>
              <table:table-cell office:value-type="float" office:value="0.000000398289814376">
                <text:p>0.000000398289814376</text:p>
              </table:table-cell>
              <table:table-cell office:value-type="float" office:value="0.0000001047115116">
                <text:p>0.0000001047115116</text:p>
              </table:table-cell>
              <table:table-cell office:value-type="float" office:value="0.0000000118278783528">
                <text:p>0.0000000118278783528</text:p>
              </table:table-cell>
              <table:table-cell office:value-type="float" office:value="0.00000000942498214273">
                <text:p>0.00000000942498214273</text:p>
              </table:table-cell>
            </table:table-row>
            <table:table-row>
              <table:table-cell office:value-type="string">
                <text:p>64</text:p>
                <draw:g>
                  <svg:desc>summary_error_rms_a1_t0028_r0001.A6:summary_error_rms_a1_t0028_r0001.A6</svg:desc>
                </draw:g>
              </table:table-cell>
              <table:table-cell office:value-type="float" office:value="0.0000571241267531">
                <text:p>0.0000571241267531</text:p>
                <draw:g>
                  <svg:desc>summary_error_rms_a1_t0028_r0001.B6:summary_error_rms_a1_t0028_r0001.P6</svg:desc>
                </draw:g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457493132137">
                <text:p>0.457493132137</text:p>
              </table:table-cell>
              <table:table-cell office:value-type="float" office:value="0.00652723060268">
                <text:p>0.00652723060268</text:p>
              </table:table-cell>
              <table:table-cell office:value-type="float" office:value="0.00191882202933">
                <text:p>0.00191882202933</text:p>
              </table:table-cell>
              <table:table-cell office:value-type="float" office:value="0.000116396508585">
                <text:p>0.000116396508585</text:p>
              </table:table-cell>
              <table:table-cell office:value-type="float" office:value="0.00000636206177178">
                <text:p>0.00000636206177178</text:p>
              </table:table-cell>
              <table:table-cell office:value-type="float" office:value="0.00000243029839099">
                <text:p>0.00000243029839099</text:p>
              </table:table-cell>
              <table:table-cell office:value-type="float" office:value="0.000000998478089654">
                <text:p>0.000000998478089654</text:p>
              </table:table-cell>
              <table:table-cell office:value-type="float" office:value="0.000000398289814095">
                <text:p>0.000000398289814095</text:p>
              </table:table-cell>
              <table:table-cell office:value-type="float" office:value="0.000000104711511498">
                <text:p>0.000000104711511498</text:p>
              </table:table-cell>
              <table:table-cell office:value-type="float" office:value="0.0000000118278782308">
                <text:p>0.0000000118278782308</text:p>
              </table:table-cell>
              <table:table-cell office:value-type="float" office:value="0.00000000942498208782">
                <text:p>0.00000000942498208782</text:p>
              </table:table-cell>
            </table:table-row>
            <table:table-row>
              <table:table-cell office:value-type="string">
                <text:p>128</text:p>
                <draw:g>
                  <svg:desc>summary_error_rms_a1_t0028_r0001.A7:summary_error_rms_a1_t0028_r0001.A7</svg:desc>
                </draw:g>
              </table:table-cell>
              <table:table-cell office:value-type="float" office:value="0.00000385741413706">
                <text:p>0.00000385741413706</text:p>
                <draw:g>
                  <svg:desc>summary_error_rms_a1_t0028_r0001.B7:summary_error_rms_a1_t0028_r0001.P7</svg:desc>
                </draw:g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457493132137">
                <text:p>0.457493132137</text:p>
              </table:table-cell>
              <table:table-cell office:value-type="float" office:value="0.00652723060268">
                <text:p>0.00652723060268</text:p>
              </table:table-cell>
              <table:table-cell office:value-type="float" office:value="0.00191882202933">
                <text:p>0.00191882202933</text:p>
              </table:table-cell>
              <table:table-cell office:value-type="float" office:value="0.000116396508585">
                <text:p>0.000116396508585</text:p>
              </table:table-cell>
              <table:table-cell office:value-type="float" office:value="0.00000636206177175">
                <text:p>0.00000636206177175</text:p>
              </table:table-cell>
              <table:table-cell office:value-type="float" office:value="0.00000243029839107">
                <text:p>0.00000243029839107</text:p>
              </table:table-cell>
              <table:table-cell office:value-type="float" office:value="0.000000998478089942">
                <text:p>0.000000998478089942</text:p>
              </table:table-cell>
              <table:table-cell office:value-type="float" office:value="0.000000398289814525">
                <text:p>0.000000398289814525</text:p>
              </table:table-cell>
              <table:table-cell office:value-type="float" office:value="0.000000104711511513">
                <text:p>0.000000104711511513</text:p>
              </table:table-cell>
              <table:table-cell office:value-type="float" office:value="0.0000000118278784761">
                <text:p>0.0000000118278784761</text:p>
              </table:table-cell>
              <table:table-cell office:value-type="float" office:value="0.00000000942498211821">
                <text:p>0.00000000942498211821</text:p>
              </table:table-cell>
            </table:table-row>
            <table:table-row>
              <table:table-cell office:value-type="string">
                <text:p>256</text:p>
                <draw:g>
                  <svg:desc>summary_error_rms_a1_t0028_r0001.A8:summary_error_rms_a1_t0028_r0001.A8</svg:desc>
                </draw:g>
              </table:table-cell>
              <table:table-cell office:value-type="float" office:value="0.000000250439025446">
                <text:p>0.000000250439025446</text:p>
                <draw:g>
                  <svg:desc>summary_error_rms_a1_t0028_r0001.B8:summary_error_rms_a1_t0028_r0001.P8</svg:desc>
                </draw:g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457493132137">
                <text:p>0.457493132137</text:p>
              </table:table-cell>
              <table:table-cell office:value-type="float" office:value="0.00652723060268">
                <text:p>0.00652723060268</text:p>
              </table:table-cell>
              <table:table-cell office:value-type="float" office:value="0.00191882202933">
                <text:p>0.00191882202933</text:p>
              </table:table-cell>
              <table:table-cell office:value-type="float" office:value="0.000116396508585">
                <text:p>0.000116396508585</text:p>
              </table:table-cell>
              <table:table-cell office:value-type="float" office:value="0.00000636206177175">
                <text:p>0.00000636206177175</text:p>
              </table:table-cell>
              <table:table-cell office:value-type="float" office:value="0.00000243029839092">
                <text:p>0.00000243029839092</text:p>
              </table:table-cell>
              <table:table-cell office:value-type="float" office:value="0.000000998478089623">
                <text:p>0.000000998478089623</text:p>
              </table:table-cell>
              <table:table-cell office:value-type="float" office:value="0.000000398289814245">
                <text:p>0.000000398289814245</text:p>
              </table:table-cell>
              <table:table-cell office:value-type="float" office:value="0.000000104711511243">
                <text:p>0.000000104711511243</text:p>
              </table:table-cell>
              <table:table-cell office:value-type="float" office:value="0.0000000118278781802">
                <text:p>0.0000000118278781802</text:p>
              </table:table-cell>
              <table:table-cell office:value-type="float" office:value="0.0000000094249822811">
                <text:p>0.0000000094249822811</text:p>
              </table:table-cell>
            </table:table-row>
            <table:table-row>
              <table:table-cell office:value-type="string">
                <text:p>512</text:p>
                <draw:g>
                  <svg:desc>summary_error_rms_a1_t0028_r0001.A9:summary_error_rms_a1_t0028_r0001.A9</svg:desc>
                </draw:g>
              </table:table-cell>
              <table:table-cell office:value-type="float" office:value="0.0000000159583378155">
                <text:p>0.0000000159583378155</text:p>
                <draw:g>
                  <svg:desc>summary_error_rms_a1_t0028_r0001.B9:summary_error_rms_a1_t0028_r0001.P9</svg:desc>
                </draw:g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658488436954">
                <text:p>0.658488436954</text:p>
              </table:table-cell>
              <table:table-cell office:value-type="float" office:value="0.457493132137">
                <text:p>0.457493132137</text:p>
              </table:table-cell>
              <table:table-cell office:value-type="float" office:value="0.00652723060268">
                <text:p>0.00652723060268</text:p>
              </table:table-cell>
              <table:table-cell office:value-type="float" office:value="0.00191882202933">
                <text:p>0.00191882202933</text:p>
              </table:table-cell>
              <table:table-cell office:value-type="float" office:value="0.000116396508585">
                <text:p>0.000116396508585</text:p>
              </table:table-cell>
              <table:table-cell office:value-type="float" office:value="0.00000636206177179">
                <text:p>0.00000636206177179</text:p>
              </table:table-cell>
              <table:table-cell office:value-type="float" office:value="0.00000243029839081">
                <text:p>0.00000243029839081</text:p>
              </table:table-cell>
              <table:table-cell office:value-type="float" office:value="0.000000998478089397">
                <text:p>0.000000998478089397</text:p>
              </table:table-cell>
              <table:table-cell office:value-type="float" office:value="0.000000398289814093">
                <text:p>0.000000398289814093</text:p>
              </table:table-cell>
              <table:table-cell office:value-type="float" office:value="0.000000104711511235">
                <text:p>0.000000104711511235</text:p>
              </table:table-cell>
              <table:table-cell office:value-type="float" office:value="0.0000000118278781568">
                <text:p>0.00000001182787815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